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py3o://for=%22item%20in%20items%22" xlink:type="simple">for="item in items"</text:a></text:p>
          </table:table-cell>
          <table:table-cell/>
        </table:table-row>
        <table:table-row table:style-name="ro1">
          <table:table-cell office:value-type="string" calcext:value-type="string">
            <text:p>${item.val1}</text:p>
          </table:table-cell>
          <table:table-cell office:value-type="string" calcext:value-type="string">
            <text:p>${item.val2}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4:31:02.074477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Nguyen</meta:initial-creator>
    <meta:creation-date>2017-10-03T14:23:13.277992161</meta:creation-date>
    <dc:date>2017-10-03T14:31:58.020455116</dc:date>
    <dc:creator>Antoine Nguyen</dc:creator>
    <meta:editing-duration>PT6M56S</meta:editing-duration>
    <meta:editing-cycles>3</meta:editing-cycles>
    <meta:generator>LibreOffice/5.2.7.2$Linux_X86_64 LibreOffice_project/20m0$Build-2</meta:generator>
    <meta:document-statistic meta:table-count="1" meta:cell-count="4" meta:object-count="0"/>
  </office:meta>
</office:document-meta>
</file>